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37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 style:data-style-name="N36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3" table:default-cell-style-name="ce3"/>
        <table:table-column table:style-name="co1" table:default-cell-style-name="Default"/>
        <table:table-column table:style-name="co1" table:default-cell-style-name="ce1"/>
        <table:table-column table:style-name="co4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 table:number-columns-spanned="4" table:number-rows-spanned="1">
            <text:p>Data i godzina wystawienia faktury: </text:p>
          </table:table-cell>
          <table:covered-table-cell table:number-columns-repeated="3" table:style-name="Default"/>
          <table:table-cell table:style-name="ce7" office:value-type="date" office:date-value="2022-03-03" calcext:value-type="date">
            <text:p>3.03.2022</text:p>
          </table:table-cell>
          <table:table-cell table:style-name="Default" office:value-type="string" calcext:value-type="string">
            <text:p>Maksymalna</text:p>
          </table:table-cell>
          <table:table-cell table:style-name="Default" table:formula="of:=MAX([.G3:.G11])" office:value-type="float" office:value="295.2" calcext:value-type="float">
            <text:p>295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p</text:p>
          </table:table-cell>
          <table:table-cell table:style-name="ce1" office:value-type="string" calcext:value-type="string">
            <text:p>Nazwa usługi</text:p>
          </table:table-cell>
          <table:table-cell table:style-name="ce3" office:value-type="string" calcext:value-type="string">
            <text:p>Cena netto (w zł)</text:p>
          </table:table-cell>
          <table:table-cell office:value-type="string" calcext:value-type="string">
            <text:p>VAT (%)</text:p>
          </table:table-cell>
          <table:table-cell table:style-name="ce3" office:value-type="string" calcext:value-type="string">
            <text:p>Cena brutto (W zł)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Wartość w brutto (w zł)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onfiguracja systemu Windows/Linux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[.C3]+[.C3]*[.D3]%" office:value-type="float" office:value="61.5" calcext:value-type="float">
            <text:p>61,5</text:p>
          </table:table-cell>
          <table:table-cell office:value-type="float" office:value="2" calcext:value-type="float">
            <text:p>2</text:p>
          </table:table-cell>
          <table:table-cell table:formula="of:=[.E3]*[.F3]" office:value-type="float" office:value="123" calcext:value-type="float">
            <text:p>12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stalacja oprogramowania narzędziowego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C4]+[.C4]*[.D4]%" office:value-type="float" office:value="36.9" calcext:value-type="float">
            <text:p>36,9</text:p>
          </table:table-cell>
          <table:table-cell office:value-type="float" office:value="3" calcext:value-type="float">
            <text:p>3</text:p>
          </table:table-cell>
          <table:table-cell table:formula="of:=[.E4]*[.F4]" office:value-type="float" office:value="110.7" calcext:value-type="float">
            <text:p>110,7</text:p>
          </table:table-cell>
          <table:table-cell table:number-columns-repeated="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Konfiguracja oprogramowania narzędziowego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C5]+[.C5]*[.D5]%" office:value-type="float" office:value="24.6" calcext:value-type="float">
            <text:p>24,6</text:p>
          </table:table-cell>
          <table:table-cell office:value-type="float" office:value="12" calcext:value-type="float">
            <text:p>12</text:p>
          </table:table-cell>
          <table:table-cell table:formula="of:=[.E5]*[.F5]" office:value-type="float" office:value="295.2" calcext:value-type="float">
            <text:p>295,2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estowanie zasobów komputera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C6]+[.C6]*[.D6]%" office:value-type="float" office:value="49.2" calcext:value-type="float">
            <text:p>49,2</text:p>
          </table:table-cell>
          <table:table-cell office:value-type="float" office:value="2" calcext:value-type="float">
            <text:p>2</text:p>
          </table:table-cell>
          <table:table-cell table:formula="of:=[.E6]*[.F6]" office:value-type="float" office:value="98.4" calcext:value-type="float">
            <text:p>98,4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nstalacja systemu Windows/Linux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[.C7]+[.C7]*[.D7]%" office:value-type="float" office:value="86.1" calcext:value-type="float">
            <text:p>86,1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86.1" calcext:value-type="float">
            <text:p>86,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taż okablowan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C8]+[.C8]*[.D8]%" office:value-type="float" office:value="24.6" calcext:value-type="float">
            <text:p>24,6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24.6" calcext:value-type="float">
            <text:p>24,6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Zabezpieczenie danych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C9]+[.C9]*[.D9]%" office:value-type="float" office:value="30.75" calcext:value-type="float">
            <text:p>30,75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61.5" calcext:value-type="float">
            <text:p>61,5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Konfiguracja przełącznika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C10]+[.C10]*[.D10]%" office:value-type="float" office:value="14.76" calcext:value-type="float">
            <text:p>14,76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44.28" calcext:value-type="float">
            <text:p>44,2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onfiguracja rutera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[.C11]+[.C11]*[.D11]%" office:value-type="float" office:value="55.35" calcext:value-type="float">
            <text:p>55,35</text:p>
          </table:table-cell>
          <table:table-cell office:value-type="float" office:value="5" calcext:value-type="float">
            <text:p>5</text:p>
          </table:table-cell>
          <table:table-cell table:formula="of:=[.E11]*[.F11]" office:value-type="float" office:value="276.75" calcext:value-type="float">
            <text:p>276,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 table:number-columns-spanned="6" table:number-rows-spanned="1">
            <text:p>SUMA</text:p>
          </table:table-cell>
          <table:covered-table-cell table:style-name="ce1"/>
          <table:covered-table-cell/>
          <table:covered-table-cell table:number-columns-repeated="2" table:style-name="ce1"/>
          <table:covered-table-cell/>
          <table:table-cell table:style-name="ce8" table:formula="of:=[.G3]+[.G4]+[.G5]+[.G6]+[.G7]+[.G8]+[.G9]+[.G10]+[.G11]" office:value-type="float" office:value="1120.53" calcext:value-type="float">
            <text:p>1120,53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08:54:04.95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3T08:54:07.410000000</meta:creation-date>
    <meta:editing-duration>PT1M11S</meta:editing-duration>
    <meta:editing-cycles>2</meta:editing-cycles>
    <meta:generator>LibreOffice/6.3.3.2$Windows_X86_64 LibreOffice_project/a64200df03143b798afd1ec74a12ab50359878ed</meta:generator>
    <dc:date>2022-03-03T09:05:26.542000000</dc:date>
    <meta:document-statistic meta:table-count="1" meta:cell-count="76" meta:object-count="0"/>
  </office:meta>
</office:document-meta>
</file>